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3.69pt" svg:height="214.55pt" svg:x="79.11pt" svg:y="88.98pt">
            <loext:p draw:notify-on-update-of-ranges="Sheet1.A3:Sheet1.A3 Sheet1.B1:Sheet1.B1 Sheet1.B3:Sheet1.B3 Sheet1.C3:Sheet1.C3 Sheet1.C3:Sheet1.C3 Sheet1.D1:Sheet1.D1 Sheet1.D3:Sheet1.D3 Sheet1.E3:Sheet1.E3 Sheet1.E3:Sheet1.E3 Sheet1.F1:Sheet1.F1 Sheet1.F3:Sheet1.F3 Sheet1.G3:Sheet1.G3 Sheet1.G3:Sheet1.G3 Sheet1.H1:Sheet1.H1 Sheet1.H3:Sheet1.H3 Sheet1.H1:Sheet1.H1 Sheet1.I3:Sheet1.I3 Sheet1.I3:Sheet1.I3 Sheet1.J1:Sheet1.J1 Sheet1.J3:Sheet1.J3 Sheet1.K3:Sheet1.K3 Sheet1.K3:Sheet1.K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Linu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Linux PAL+SC</text:p>
          </table:table-cell>
          <table:covered-table-cell/>
          <table:table-cell office:value-type="string" calcext:value-type="string" table:number-columns-spanned="2" table:number-rows-spanned="1">
            <text:p>Linux PAL+SC+RM</text:p>
          </table:table-cell>
          <table:covered-table-cell/>
          <table:table-cell office:value-type="string" calcext:value-type="string" table:number-columns-spanned="2" table:number-rows-spanned="1">
            <text:p>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Install handler</text:p>
          </table:table-cell>
          <table:table-cell table:style-name="Default" office:value-type="float" office:value="0.1448" calcext:value-type="float">
            <text:p>0.1448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" calcext:value-type="float">
            <text:p>0.0000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0.015" calcext:value-type="float">
            <text:p>0.0150</text:p>
          </table:table-cell>
          <table:table-cell table:style-name="ce2" office:value-type="float" office:value="0" calcext:value-type="float">
            <text:p>0.0000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436.62pt" svg:height="213.34pt" svg:x="77.92pt" svg:y="90.2pt">
            <loext:p draw:notify-on-update-of-ranges="Sheet2.A3:Sheet2.A4 Sheet2.B1:Sheet2.B1 Sheet2.B3:Sheet2.B4 Sheet2.C3:Sheet2.C3 Sheet2.C3:Sheet2.C3 Sheet2.D1:Sheet2.D1 Sheet2.D3:Sheet2.D4 Sheet2.E3:Sheet2.E3 Sheet2.E3:Sheet2.E3 Sheet2.F1:Sheet2.F1 Sheet2.F3:Sheet2.F4 Sheet2.G3:Sheet2.G3 Sheet2.G3:Sheet2.G3 Sheet2.H1:Sheet2.H1 Sheet2.H3:Sheet2.H4 Sheet2.H1:Sheet2.H1 Sheet2.I3:Sheet2.I3 Sheet2.I3:Sheet2.I3 Sheet2.J1:Sheet2.J1 Sheet2.J3:Sheet2.J4 Sheet2.K3:Sheet2.K3 Sheet2.K3:Sheet2.K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Linu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Linux PAL+SC</text:p>
          </table:table-cell>
          <table:covered-table-cell/>
          <table:table-cell office:value-type="string" calcext:value-type="string" table:number-columns-spanned="2" table:number-rows-spanned="1">
            <text:p>Linux PAL+SC+RM</text:p>
          </table:table-cell>
          <table:covered-table-cell/>
          <table:table-cell office:value-type="string" calcext:value-type="string" table:number-columns-spanned="2" table:number-rows-spanned="1">
            <text:p>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Interrupt a thread</text:p>
          </table:table-cell>
          <table:table-cell table:style-name="Default" office:value-type="float" office:value="0.8809" calcext:value-type="float">
            <text:p>0.88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084" calcext:value-type="float">
            <text:p>1.1084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1.2095" calcext:value-type="float">
            <text:p>1.209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1.2082" calcext:value-type="float">
            <text:p>1.208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3.6222" calcext:value-type="float">
            <text:p>3.6222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atch mem fault</text:p>
          </table:table-cell>
          <table:table-cell office:value-type="float" office:value="0.382" calcext:value-type="float">
            <text:p>0.3820</text:p>
          </table:table-cell>
          <table:table-cell office:value-type="float" office:value="0" calcext:value-type="float">
            <text:p>0.0000</text:p>
          </table:table-cell>
          <table:table-cell office:value-type="float" office:value="1.3762" calcext:value-type="float">
            <text:p>1.3762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1.426" calcext:value-type="float">
            <text:p>1.426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1.4256" calcext:value-type="float">
            <text:p>1.4256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5.8525" calcext:value-type="float">
            <text:p>5.8525</text:p>
          </table:table-cell>
          <table:table-cell table:style-name="ce2" office:value-type="float" office:value="0.0005" calcext:value-type="float">
            <text:p>0.0005</text:p>
          </table:table-cell>
        </table:table-row>
        <table:table-row table:style-name="ro1" table:number-rows-repeated="2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57:19.81382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7:06:51.088905241</dc:date>
    <meta:editing-duration>PT22H9M44S</meta:editing-duration>
    <meta:editing-cycles>25</meta:editing-cycles>
    <meta:generator>LibreOffice/5.1.6.2$Linux_X86_64 LibreOffice_project/10m0$Build-2</meta:generator>
    <meta:document-statistic meta:table-count="2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7">
      <style:chart-properties chart:display-label="true" chart:logarithmic="false" chart:maximum="0.2" chart:origin="0" chart:interval-major="0.05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3" chart:error-lower-range="Sheet1.E3:Sheet1.E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7e0021" draw:fill-hatch-name="Blue_20_Crossed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draw:stroke="none" draw:fill-color="#00000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95cm" svg:height="7.57cm" xlink:href=".." xlink:type="simple" chart:class="chart:bar" chart:column-mapping="0 1 2 3 4" chart:style-name="ch1">
        <chart:legend svg:x="0cm" svg:y="1.287cm" style:legend-expansion="custom" chartooo:width="4.721cm" chartooo:height="4.996cm" style:legend-expansion-aspect-ratio="0.944955964771817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" chart:data-source-has-labels="both" svg:x="6.581cm" svg:y="0.602cm" svg:width="7.173cm" svg:height="6.476cm">
          <chartooo:coordinate-region svg:x="7.975cm" svg:y="0.878cm" svg:width="5.779cm" svg:height="5.251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4.554cm" svg:y="6.444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  <loext:propertry-mapping loext:property="BorderColor" loext:cell-range-address="Sheet1.H1:Sheet1.H1"/>
          </chart:series>
          <chart:series chart:style-name="ch17" chart:values-cell-range-address="Sheet1.J3:Sheet1.J3" chart:label-cell-address="Sheet1.J1:Sheet1.J1" chart:class="chart:bar">
            <chart:error-indicator chart:style-name="ch18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+RM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GX PAL</text:p>
                <draw:g>
                  <svg:desc>Sheet1.J1:Sheet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stall handler</text:p>
                <draw:g>
                  <svg:desc>Sheet1.A3:Sheet1.A3</svg:desc>
                </draw:g>
              </table:table-cell>
              <table:table-cell office:value-type="float" office:value="0.1448">
                <text:p>0.1448</text:p>
                <draw:g>
                  <svg:desc>Sheet1.B3:Sheet1.B3</svg:desc>
                </draw:g>
              </table:table-cell>
              <table:table-cell office:value-type="float" office:value="0.0001">
                <text:p>0.0001</text:p>
                <draw:g>
                  <svg:desc>Sheet1.C3:Sheet1.C3</svg:desc>
                </draw:g>
              </table:table-cell>
              <table:table-cell office:value-type="float" office:value="0.0001">
                <text:p>0.0001</text:p>
                <draw:g>
                  <svg:desc>Sheet1.C3:Sheet1.C3</svg:desc>
                </draw:g>
              </table:table-cell>
              <table:table-cell office:value-type="float" office:value="0.0238">
                <text:p>0.0238</text:p>
                <draw:g>
                  <svg:desc>Sheet1.D3:Sheet1.D3</svg:desc>
                </draw:g>
              </table:table-cell>
              <table:table-cell office:value-type="float" office:value="0">
                <text:p>0</text:p>
                <draw:g>
                  <svg:desc>Sheet1.E3:Sheet1.E3</svg:desc>
                </draw:g>
              </table:table-cell>
              <table:table-cell office:value-type="float" office:value="0">
                <text:p>0</text:p>
                <draw:g>
                  <svg:desc>Sheet1.E3:Sheet1.E3</svg:desc>
                </draw:g>
              </table:table-cell>
              <table:table-cell office:value-type="float" office:value="0.0238">
                <text:p>0.0238</text:p>
                <draw:g>
                  <svg:desc>Sheet1.F3:Sheet1.F3</svg:desc>
                </draw:g>
              </table:table-cell>
              <table:table-cell office:value-type="float" office:value="0">
                <text:p>0</text:p>
                <draw:g>
                  <svg:desc>Sheet1.G3:Sheet1.G3</svg:desc>
                </draw:g>
              </table:table-cell>
              <table:table-cell office:value-type="float" office:value="0">
                <text:p>0</text:p>
                <draw:g>
                  <svg:desc>Sheet1.G3:Sheet1.G3</svg:desc>
                </draw:g>
              </table:table-cell>
              <table:table-cell office:value-type="float" office:value="0.0238">
                <text:p>0.0238</text:p>
                <draw:g>
                  <svg:desc>Sheet1.H3:Sheet1.H3</svg:desc>
                </draw:g>
              </table:table-cell>
              <table:table-cell office:value-type="float" office:value="0">
                <text:p>0</text:p>
                <draw:g>
                  <svg:desc>Sheet1.I3:Sheet1.I3</svg:desc>
                </draw:g>
              </table:table-cell>
              <table:table-cell office:value-type="float" office:value="0">
                <text:p>0</text:p>
                <draw:g>
                  <svg:desc>Sheet1.I3:Sheet1.I3</svg:desc>
                </draw:g>
              </table:table-cell>
              <table:table-cell office:value-type="float" office:value="NaN">
                <text:p>NaN</text:p>
                <draw:g>
                  <svg:desc>Sheet1.H1:Sheet1.H1</svg:desc>
                </draw:g>
              </table:table-cell>
              <table:table-cell office:value-type="float" office:value="0.015">
                <text:p>0.015</text:p>
                <draw:g>
                  <svg:desc>Sheet1.J3:Sheet1.J3</svg:desc>
                </draw:g>
              </table:table-cell>
              <table:table-cell office:value-type="float" office:value="0">
                <text:p>0</text:p>
                <draw:g>
                  <svg:desc>Sheet1.K3:Sheet1.K3</svg:desc>
                </draw:g>
              </table:table-cell>
              <table:table-cell office:value-type="float" office:value="0">
                <text:p>0</text:p>
                <draw:g>
                  <svg:desc>Sheet1.K3:Sheet1.K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4" style:family="chart" style:data-style-name="N126">
      <style:chart-properties chart:display-label="true" chart:logarithmic="false" chart:maximum="6" chart:origin="0" chart:interval-major="1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 chart:error-category="cell-range" chart:error-upper-range="Sheet2.C3:Sheet2.C3" chart:error-lower-range="Sheet2.C3:Sheet2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2.C3:Sheet2.C3" chart:error-lower-range="Sheet2.C3:Sheet2.C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6">
      <style:chart-properties chart:solid-type="cuboid"/>
    </style:style>
    <style:style style:name="ch10" style:family="chart" style:data-style-name="N124">
      <style:chart-properties chart:link-data-style-to-source="true" chart:error-category="cell-range" chart:error-upper-range="Sheet2.E3:Sheet2.E3" chart:error-lower-range="Sheet2.E3:Sheet2.E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2.E3:Sheet2.E3" chart:error-lower-range="Sheet2.E3:Sheet2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2.G3:Sheet2.G3" chart:error-lower-range="Sheet2.G3:Sheet2.G3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G3:Sheet2.G3" chart:error-lower-range="Sheet2.G3:Sheet2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2.I3:Sheet2.I3" chart:error-lower-range="Sheet2.I3:Sheet2.I3"/>
      <style:graphic-properties svg:stroke-width="0.051cm" draw:fill="hatch" draw:fill-color="#7e0021" draw:fill-hatch-name="Blue_20_Crossed_20_45_20_Degrees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I3:Sheet2.I3" chart:error-lower-range="Sheet2.I3:Sheet2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2.K3:Sheet2.K3" chart:error-lower-range="Sheet2.K3:Sheet2.K3"/>
      <style:graphic-properties draw:stroke="none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2.K3:Sheet2.K3" chart:error-lower-range="Sheet2.K3:Sheet2.K3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404cm" svg:height="7.527cm" xlink:href=".." xlink:type="simple" chart:class="chart:bar" chart:style-name="ch1">
        <chart:plot-area chart:style-name="ch2" table:cell-range-address="Sheet2.A3:Sheet2.B4 Sheet2.B1:Sheet2.B1 Sheet2.D1:Sheet2.D1 Sheet2.D3:Sheet2.D4 Sheet2.F1:Sheet2.F1 Sheet2.F3:Sheet2.F4 Sheet2.H1:Sheet2.H1 Sheet2.H3:Sheet2.H4 Sheet2.J1:Sheet2.J1 Sheet2.J3:Sheet2.J4" chart:data-source-has-labels="both" svg:x="2.387cm" svg:y="0.494cm" svg:width="11.896cm" svg:height="6.608cm">
          <chartooo:coordinate-region svg:x="3.273cm" svg:y="0.771cm" svg:width="11.01cm" svg:height="5.382cm"/>
          <chart:axis chart:dimension="x" chart:name="primary-x" chart:style-name="ch3" chartooo:axis-type="auto">
            <chartooo:date-scale/>
            <chart:categories table:cell-range-address="Sheet2.A3:Sheet2.A4"/>
          </chart:axis>
          <chart:axis chart:dimension="y" chart:name="primary-y" chart:style-name="ch4">
            <chart:title svg:x="0.257cm" svg:y="6.717cm" chart:style-name="ch5">
              <text:p>PAL call / system call
latency (μs)</text:p>
            </chart:title>
            <chart:grid chart:style-name="ch6" chart:class="major"/>
          </chart:axis>
          <chart:series chart:style-name="ch7" chart:values-cell-range-address="Sheet2.B3:Sheet2.B4" chart:label-cell-address="Sheet2.B1:Sheet2.B1" chart:class="chart:bar">
            <chart:error-indicator chart:style-name="ch8" chart:dimension="y"/>
            <chart:data-point chart:style-name="ch9"/>
            <chart:data-point/>
          </chart:series>
          <chart:series chart:style-name="ch10" chart:values-cell-range-address="Sheet2.D3:Sheet2.D4" chart:label-cell-address="Sheet2.D1:Sheet2.D1" chart:class="chart:bar">
            <chart:error-indicator chart:style-name="ch11" chart:dimension="y"/>
            <chart:data-point chart:repeated="2"/>
          </chart:series>
          <chart:series chart:style-name="ch12" chart:values-cell-range-address="Sheet2.F3:Sheet2.F4" chart:label-cell-address="Sheet2.F1:Sheet2.F1" chart:class="chart:bar">
            <chart:error-indicator chart:style-name="ch13" chart:dimension="y"/>
            <chart:data-point chart:repeated="2"/>
          </chart:series>
          <chart:series chart:style-name="ch14" chart:values-cell-range-address="Sheet2.H3:Sheet2.H4" chart:label-cell-address="Sheet2.H1:Sheet2.H1" chart:class="chart:bar">
            <chart:error-indicator chart:style-name="ch15" chart:dimension="y"/>
            <chart:data-point chart:repeated="2"/>
            <loext:propertry-mapping loext:property="BorderColor" loext:cell-range-address="Sheet2.H1:Sheet2.H1"/>
          </chart:series>
          <chart:series chart:style-name="ch16" chart:values-cell-range-address="Sheet2.J3:Sheet2.J4" chart:label-cell-address="Sheet2.J1:Sheet2.J1" chart:class="chart:bar">
            <chart:error-indicator chart:style-name="ch17" chart:dimension="y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2.B1:Sheet2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</text:p>
                <draw:g>
                  <svg:desc>Sheet2.D1:Sheet2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</text:p>
                <draw:g>
                  <svg:desc>Sheet2.F1:Sheet2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+RM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GX PAL</text:p>
                <draw:g>
                  <svg:desc>Sheet2.J1:Sheet2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rupt a thread</text:p>
                <draw:g>
                  <svg:desc>Sheet2.A3:Sheet2.A4</svg:desc>
                </draw:g>
              </table:table-cell>
              <table:table-cell office:value-type="float" office:value="0.8809">
                <text:p>0.8809</text:p>
                <draw:g>
                  <svg:desc>Sheet2.B3:Sheet2.B4</svg:desc>
                </draw:g>
              </table:table-cell>
              <table:table-cell office:value-type="float" office:value="0">
                <text:p>0</text:p>
                <draw:g>
                  <svg:desc>Sheet2.C3:Sheet2.C3</svg:desc>
                </draw:g>
              </table:table-cell>
              <table:table-cell office:value-type="float" office:value="0">
                <text:p>0</text:p>
                <draw:g>
                  <svg:desc>Sheet2.C3:Sheet2.C3</svg:desc>
                </draw:g>
              </table:table-cell>
              <table:table-cell office:value-type="float" office:value="1.1084">
                <text:p>1.1084</text:p>
                <draw:g>
                  <svg:desc>Sheet2.D3:Sheet2.D4</svg:desc>
                </draw:g>
              </table:table-cell>
              <table:table-cell office:value-type="float" office:value="0.0001">
                <text:p>0.0001</text:p>
                <draw:g>
                  <svg:desc>Sheet2.E3:Sheet2.E3</svg:desc>
                </draw:g>
              </table:table-cell>
              <table:table-cell office:value-type="float" office:value="0.0001">
                <text:p>0.0001</text:p>
                <draw:g>
                  <svg:desc>Sheet2.E3:Sheet2.E3</svg:desc>
                </draw:g>
              </table:table-cell>
              <table:table-cell office:value-type="float" office:value="1.2095">
                <text:p>1.2095</text:p>
                <draw:g>
                  <svg:desc>Sheet2.F3:Sheet2.F4</svg:desc>
                </draw:g>
              </table:table-cell>
              <table:table-cell office:value-type="float" office:value="0.0002">
                <text:p>0.0002</text:p>
                <draw:g>
                  <svg:desc>Sheet2.G3:Sheet2.G3</svg:desc>
                </draw:g>
              </table:table-cell>
              <table:table-cell office:value-type="float" office:value="0.0002">
                <text:p>0.0002</text:p>
                <draw:g>
                  <svg:desc>Sheet2.G3:Sheet2.G3</svg:desc>
                </draw:g>
              </table:table-cell>
              <table:table-cell office:value-type="float" office:value="1.2082">
                <text:p>1.2082</text:p>
                <draw:g>
                  <svg:desc>Sheet2.H3:Sheet2.H4</svg:desc>
                </draw:g>
              </table:table-cell>
              <table:table-cell office:value-type="float" office:value="0.0001">
                <text:p>0.0001</text:p>
                <draw:g>
                  <svg:desc>Sheet2.I3:Sheet2.I3</svg:desc>
                </draw:g>
              </table:table-cell>
              <table:table-cell office:value-type="float" office:value="0.0001">
                <text:p>0.0001</text:p>
                <draw:g>
                  <svg:desc>Sheet2.I3:Sheet2.I3</svg:desc>
                </draw:g>
              </table:table-cell>
              <table:table-cell office:value-type="float" office:value="NaN">
                <text:p>NaN</text:p>
                <draw:g>
                  <svg:desc>Sheet2.H1:Sheet2.H1</svg:desc>
                </draw:g>
              </table:table-cell>
              <table:table-cell office:value-type="float" office:value="3.6222">
                <text:p>3.6222</text:p>
                <draw:g>
                  <svg:desc>Sheet2.J3:Sheet2.J4</svg:desc>
                </draw:g>
              </table:table-cell>
              <table:table-cell office:value-type="float" office:value="0.0003">
                <text:p>0.0003</text:p>
                <draw:g>
                  <svg:desc>Sheet2.K3:Sheet2.K3</svg:desc>
                </draw:g>
              </table:table-cell>
              <table:table-cell office:value-type="float" office:value="0.0003">
                <text:p>0.0003</text:p>
                <draw:g>
                  <svg:desc>Sheet2.K3:Sheet2.K3</svg:desc>
                </draw:g>
              </table:table-cell>
            </table:table-row>
            <table:table-row>
              <table:table-cell office:value-type="string">
                <text:p>Catch mem fault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62">
                <text:p>1.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6">
                <text:p>1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6">
                <text:p>1.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525">
                <text:p>5.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